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/>
      <style:paragraph-properties style:writing-mode="lr-tb"/>
    </style:style>
    <style:style style:name="gr4" style:family="graphic" style:parent-style-name="standard">
      <style:graphic-properties draw:stroke="solid" svg:stroke-width="0.003cm" svg:stroke-color="#000000" draw:stroke-linejoin="miter" svg:stroke-linecap="butt" draw:fill="solid" draw:fill-color="#ffffff" fo:padding-top="0.001cm" fo:padding-bottom="0.001cm" fo:padding-left="0.001cm" fo:padding-right="0.00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LiberationSans1" fo:font-size="18pt" style:font-size-asian="18pt" style:font-name-complex="LiberationSans1" style:font-size-complex="18pt"/>
    </style:style>
    <style:style style:name="T2" style:family="text">
      <style:text-properties fo:color="#000000" loext:opacity="100%" style:font-name="Helvetica1" fo:font-size="9pt" style:font-size-asian="9pt" style:font-name-complex="Helvetica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3.389cm" svg:height="0.712cm" svg:x="3.471cm" svg:y="2.395cm">
          <draw:text-box>
            <text:p text:style-name="P2"><text:span text:style-name="T1">Text Box #1</text:span></text:p>
          </draw:text-box>
        </draw:frame>
        <draw:polygon draw:style-name="gr3" draw:text-style-name="P1" draw:layer="layout" svg:width="5.716cm" svg:height="0.955cm" svg:x="3.221cm" svg:y="3.221cm" svg:viewBox="0 0 5717 956" draw:points="0,956 5717,956 5717,0 0,0">
          <text:p/>
        </draw:polygon>
        <draw:polygon draw:style-name="gr4" draw:text-style-name="P1" draw:layer="layout" svg:width="5.716cm" svg:height="0.953cm" svg:x="3.221cm" svg:y="5.445cm" svg:viewBox="0 0 5717 954" draw:points="0,954 5717,954 5717,0 0,0">
          <text:p/>
        </draw:polygon>
        <draw:frame draw:style-name="gr2" draw:text-style-name="P3" draw:layer="layout" svg:width="3.389cm" svg:height="0.712cm" svg:x="3.471cm" svg:y="4.607cm">
          <draw:text-box>
            <text:p text:style-name="P2"><text:span text:style-name="T1">Text Box #2</text:span></text:p>
          </draw:text-box>
        </draw:frame>
        <draw:frame draw:style-name="gr5" draw:text-style-name="P4" draw:layer="layout" svg:width="2.555cm" svg:height="0.357cm" svg:x="3.372cm" svg:y="3.525cm">
          <draw:text-box>
            <text:p text:style-name="P2"><text:span text:style-name="T2">Raphael Guerrero</text:span></text:p>
          </draw:text-box>
        </draw:frame>
        <draw:frame draw:style-name="gr5" draw:text-style-name="P4" draw:layer="layout" svg:width="1.602cm" svg:height="0.357cm" svg:x="3.372cm" svg:y="5.748cm">
          <draw:text-box>
            <text:p text:style-name="P2"><text:span text:style-name="T2">10/13/202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13T22:49:22.167000000</dc:date>
    <meta:editing-duration>PT6M2S</meta:editing-duration>
    <meta:editing-cycles>1</meta:editing-cycles>
    <meta:document-statistic meta:object-count="7"/>
    <meta:generator>LibreOffice/7.2.1.2$Windows_X86_64 LibreOffice_project/87b77fad49947c1441b67c559c339af8f3517e22</meta:generator>
  </office:meta>
</office:document-meta>
</file>